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1608X5R1C335K080AC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formula="of:=PRODUCT([.C3:.D3])" office:value-type="float" office:value="0.54" calcext:value-type="float">
            <text:p>0.54</text:p>
          </table:table-cell>
          <table:table-cell office:value-type="string" calcext:value-type="string">
            <text:p><text:a xlink:href="https://www.digikey.com/en/products/detail/tdk-corporation/C1608X5R1C335K080AC/2732911#product-details-substitutes" xlink:type="simple">https://www.digikey.com/en/products/detail/tdk-corporation/C1608X5R1C335K080AC/2732911#product-details-substitutes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4:.D4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5:.D5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6:.D6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7:.D7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8:.D8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4:.D14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5:.D15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6:.D16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PRODUCT([.C17:.D17])" office:value-type="float" office:value="0.3" calcext:value-type="float">
            <text:p>0.3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8:.D18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19:.D1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0:.D20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formula="of:=PRODUCT([.C21:.D21])" office:value-type="float" office:value="1.95" calcext:value-type="float">
            <text:p>1.95</text:p>
          </table:table-cell>
          <table:table-cell office:value-type="string" calcext:value-type="string">
            <text:p><text:a xlink:href="https://www.digikey.com/en/products/detail/panasonic-electronic-components/EEE-FK1H330XP/765983" xlink:type="simple">https://www.digikey.com/en/products/detail/panasonic-electronic-components/EEE-FK1H330XP/765983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2:.D22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3:.D23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4:.D24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25:.D25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1.8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PRODUCT([.C26:.D26])" office:value-type="float" office:value="0.12" calcext:value-type="float">
            <text:p>0.12</text:p>
          </table:table-cell>
          <table:table-cell office:value-type="string" calcext:value-type="string">
            <text:p><text:a xlink:href="https://www.digikey.com/en/products/detail/bourns-inc/CS160808-1R8K/3782639" xlink:type="simple">https://www.digikey.com/en/products/detail/bourns-inc/CS160808-1R8K/3782639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27:.D27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tdk-corporation/MLF1608C180KTA00/504197" xlink:type="simple">https://www.digikey.com/en/products/detail/tdk-corporation/MLF1608C180KTA00/504197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28:.D28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29:.D29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0:.D30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7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31:.D31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2:.D32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3:.D33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34:.D34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36:.D36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7:.D37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39:.D39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0:.D40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1:.D41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2:.D42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3:.D43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table:style-name="Default"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44:.D44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44])" office:value-type="float" office:value="137.88" calcext:value-type="float">
            <text:p>137.88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4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02:21:01.1051129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5T02:27:50.641143075</dc:date>
    <meta:editing-duration>PT1H44S</meta:editing-duration>
    <meta:editing-cycles>13</meta:editing-cycles>
    <meta:document-statistic meta:table-count="1" meta:cell-count="240" meta:object-count="0"/>
  </office:meta>
</office:document-meta>
</file>